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:</text:p>
          </table:table-cell>
          <table:table-cell office:value-type="string" calcext:value-type="string">
            <text:p>Tipo:</text:p>
          </table:table-cell>
          <table:table-cell office:value-type="string" calcext:value-type="string">
            <text:p>Enlace:</text:p>
          </table:table-cell>
        </table:table-row>
        <table:table-row table:style-name="ro1">
          <table:table-cell office:value-type="string" calcext:value-type="string">
            <text:p>Raspberry Pi 400</text:p>
          </table:table-cell>
          <table:table-cell office:value-type="string" calcext:value-type="string">
            <text:p>Ordenador pequeño</text:p>
          </table:table-cell>
          <table:table-cell office:value-type="string" calcext:value-type="string">
            <text:p><text:a xlink:href="https://www.amazon.es/Raspberry-Pi®-PI400DE-400-Keyboard/dp/B08YZ2CKQC/ref=sr_1_17?__mk_es_ES=ÅMÅŽÕÑ&amp;crid=15TT9O94321AQ&amp;keywords=raspberry+pi+4&amp;qid=1682315490&amp;sprefix=raspberry+pi+4%2Caps%2C104&amp;sr=8-17" xlink:type="simple">Amazon</text:a></text:p>
          </table:table-cell>
        </table:table-row>
        <table:table-row table:style-name="ro1">
          <table:table-cell office:value-type="string" calcext:value-type="string">
            <text:p>ESP32 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Amazon</text:a></text:p>
          </table:table-cell>
        </table:table-row>
        <table:table-row table:style-name="ro1">
          <table:table-cell office:value-type="string" calcext:value-type="string">
            <text:p>ESP32CAM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<text:a xlink:href="https://www.amazon.es/diymore-desarrollo-Bluetooth-ESP32-CAM-MB-inalámbrico/dp/B08X3GRK22/ref=sr_1_4_sspa?__mk_es_ES=ÅMÅŽÕÑ&amp;crid=1Z9V8K9B9Y7XT&amp;keywords=esp32+cam&amp;qid=1682315605&amp;sprefix=esp32+cam%2Caps%2C102&amp;sr=8-4-spons&amp;sp_csd=d2lkZ2V0TmFtZT1zcF9hdGY&amp;psc=1" xlink:type="simple">Amazon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Amazon</text:a></text:p>
          </table:table-cell>
        </table:table-row>
        <table:table-row table:style-name="ro1">
          <table:table-cell office:value-type="string" calcext:value-type="string">
            <text:p>Sensor de luz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Amazon</text:a>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<text:a xlink:href="https://www.amazon.es/Keyestudio-módulo-movimiento-ks-052-piroeléctrico-Arduino/dp/B01M0GP0TW/ref=sr_1_5?__mk_es_ES=ÅMÅŽÕÑ&amp;crid=4PL6BCK173SD&amp;keywords=pir+arduino&amp;qid=1682315815&amp;sprefix=pir+arduino%2Caps%2C94&amp;sr=8-5" xlink:type="simple">Amazon</text:a></text:p>
          </table:table-cell>
        </table:table-row>
        <table:table-row table:style-name="ro1">
          <table:table-cell office:value-type="string" calcext:value-type="string">
            <text:p>Botón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<text:a xlink:href="https://www.amazon.es/Keyestudio-Teclado-memoria-ks0029-Arduino-Raspberry/dp/B077K3SL76/ref=sr_1_6?__mk_es_ES=ÅMÅŽÕÑ&amp;crid=2UI2CA1SDII6H&amp;keywords=boton+keyestudio&amp;qid=1682315901&amp;sprefix=boton+keyestudio%2Caps%2C87&amp;sr=8-6" xlink:type="simple">Amazon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elé</text:p>
          </table:table-cell>
          <table:table-cell office:value-type="string" calcext:value-type="string">
            <text:p>Actuador</text:p>
          </table:table-cell>
          <table:table-cell office:value-type="string" calcext:value-type="string">
            <text:p><text:a xlink:href="https://www.amazon.es/Keyestudio-Módulo-estado-sólido-Arduino/dp/B07F1QL6W4/ref=sr_1_3?__mk_es_ES=ÅMÅŽÕÑ&amp;crid=4R890RZ1MWQ3&amp;keywords=rele+keyestudio&amp;qid=1682315951&amp;sprefix=rele+keyestudio%2Caps%2C114&amp;sr=8-3" xlink:type="simple">Amazon</text:a></text:p>
          </table:table-cell>
        </table:table-row>
        <table:table-row table:style-name="ro1">
          <table:table-cell office:value-type="string" calcext:value-type="string">
            <text:p>Ventilador 5V</text:p>
          </table:table-cell>
          <table:table-cell office:value-type="string" calcext:value-type="string">
            <text:p>Actuador</text:p>
          </table:table-cell>
          <table:table-cell office:value-type="string" calcext:value-type="string">
            <text:p><text:a xlink:href="https://www.amazon.es/HHuin-Ventilador-refrigeración-enchufable-Compatible/dp/B09P5CFM3T/ref=sr_1_9?__mk_es_ES=ÅMÅŽÕÑ&amp;crid=3B00OODWJI7Q9&amp;keywords=ventilador+5v+raspberry&amp;qid=1682316044&amp;sprefix=ventilador+5v+raspberry%2Caps%2C91&amp;sr=8-9" xlink:type="simple">Amazon</text:a></text:p>
          </table:table-cell>
        </table:table-row>
        <table:table-row table:style-name="ro1">
          <table:table-cell office:value-type="string" calcext:value-type="string">
            <text:p>LED RGB</text:p>
          </table:table-cell>
          <table:table-cell office:value-type="string" calcext:value-type="string">
            <text:p>Actuador</text:p>
          </table:table-cell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Amazon</text:a>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Actuador</text:p>
          </table:table-cell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Actuador</text:p>
          </table:table-cell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Amazon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CD O OLED</text:p>
          </table:table-cell>
          <table:table-cell office:value-type="string" calcext:value-type="string">
            <text:p>Visualizador</text:p>
          </table:table-cell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Amazon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aterías 18650+indicador de carga</text:p>
          </table:table-cell>
          <table:table-cell office:value-type="string" calcext:value-type="string">
            <text:p>Fuente de alimentación</text:p>
          </table:table-cell>
          <table:table-cell office:value-type="string" calcext:value-type="string">
            <text:p><text:a xlink:href="https://www.amazon.es/Recargable-Batería-9900mAh-Capacidad-Linterna/dp/B0BGMD2VDD/ref=sr_1_19?__mk_es_ES=ÅMÅŽÕÑ&amp;crid=19DKOIDL8OIC8&amp;keywords=bateria+18650&amp;qid=1682316448&amp;sprefix=baterias+18650%2Caps%2C104&amp;sr=8-19" xlink:type="simple">Amazon</text:a></text:p>
          </table:table-cell>
        </table:table-row>
        <table:table-row table:style-name="ro1">
          <table:table-cell office:value-type="string" calcext:value-type="string">
            <text:p>Alimentación Raspberry</text:p>
          </table:table-cell>
          <table:table-cell office:value-type="string" calcext:value-type="string">
            <text:p>Fuente de alimentación</text:p>
          </table:table-cell>
          <table:table-cell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Amazon</text:a></text:p>
          </table:table-cell>
        </table:table-row>
        <table:table-row table:style-name="ro1">
          <table:table-cell office:value-type="string" calcext:value-type="string">
            <text:p>Alimentación ESP</text:p>
          </table:table-cell>
          <table:table-cell office:value-type="string" calcext:value-type="string">
            <text:p>Fuente de alimentación</text:p>
          </table:table-cell>
          <table:table-cell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Amazon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bles dupont M-F y F-F</text:p>
          </table:table-cell>
          <table:table-cell office:value-type="string" calcext:value-type="string">
            <text:p>Conector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11:14:11.277811857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09:59:01.647923211</meta:creation-date>
    <dc:date>2023-04-24T12:10:54.017747971</dc:date>
    <meta:editing-duration>PT25M45S</meta:editing-duration>
    <meta:editing-cycles>3</meta:editing-cycles>
    <meta:generator>LibreOffice/6.4.7.2$Linux_X86_64 LibreOffice_project/40$Build-2</meta:generator>
    <meta:document-statistic meta:table-count="1" meta:cell-count="53" meta:object-count="0"/>
  </office:meta>
</office:document-meta>
</file>